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ce1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/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4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4pt" style:font-size-asian="36pt" style:font-size-complex="36pt" fo:hyphenate="false"/>
    </style:style>
    <style:style style:name="P12" style:family="paragraph">
      <loext:graphic-properties draw:fill="none" draw:fill-color="#ffffff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44pt" fo:letter-spacing="normal" style:text-underline-style="none" fo:font-weight="normal" style:font-size-asian="36pt" style:font-weight-asian="normal" style:font-size-complex="36pt" style:font-weight-complex="normal"/>
    </style:style>
    <style:style style:name="T11" style:family="text">
      <style:text-properties fo:color="#0000ff" fo:font-size="32pt"/>
    </style:style>
    <style:style style:name="T12" style:family="text">
      <style:text-properties fo:font-size="32pt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rror handling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Error handling</text:span><text:span text:style-name="T4"> (folders 5-6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style-name="standard" draw:layer="layout" svg:width="23.665cm" svg:height="10.214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9"><text:span text:style-name="T6">Exception</text:span></text:p>
              </table:table-cell>
              <table:table-cell>
                <text:p text:style-name="P9"><text:span text:style-name="T6">Assert</text:span></text:p>
              </table:table-cell>
            </table:table-row>
            <table:table-row table:style-name="ro1" table:default-cell-style-name="ce2">
              <table:table-cell table:style-name="ce1">
                <text:p text:style-name="P9"><text:span text:style-name="T6">Used during:</text:span></text:p>
              </table:table-cell>
              <table:table-cell>
                <text:p text:style-name="P9"><text:span text:style-name="T7">Normal run</text:span></text:p>
              </table:table-cell>
              <table:table-cell>
                <text:p text:style-name="P9"><text:span text:style-name="T7">Development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Used for:</text:span></text:p>
              </table:table-cell>
              <table:table-cell>
                <text:p text:style-name="P9"><text:span text:style-name="T9">Handling exceptional conditions.</text:span></text:p>
              </table:table-cell>
              <table:table-cell>
                <text:p text:style-name="P9"><text:span text:style-name="T9">Spotting internal errors and bugs.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Disabling:</text:span></text:p>
              </table:table-cell>
              <table:table-cell>
                <text:p text:style-name="P9"><text:span text:style-name="T9">No</text:span></text:p>
              </table:table-cell>
              <table:table-cell>
                <text:p text:style-name="P9"><text:span text:style-name="T9">With compiler fla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1" draw:layer="layout" svg:width="23.706cm" svg:height="2.285cm" svg:x="0.847cm" svg:y="0.763cm" presentation:class="title" presentation:user-transformed="true">
          <draw:text-box>
            <text:p text:style-name="P6"><text:span text:style-name="T10">Finding memory leaks</text:span><text:span text:style-name="T4"> (folder 7)</text:span></text:p>
          </draw:text-box>
        </draw:frame>
        <draw:frame draw:style-name="gr2" draw:text-style-name="P12" draw:layer="layout" svg:width="23.114cm" svg:height="4.049cm" svg:x="1.27cm" svg:y="3.81cm">
          <draw:text-box>
            <text:list text:style-name="L1">
              <text:list-header>
                <text:p><text:span text:style-name="T11">Basic check:</text:span></text:p>
              </text:list-header>
              <text:list-item>
                <text:p><text:span text:style-name="T12">sudo apt install valgrind</text:span></text:p>
              </text:list-item>
              <text:list-item>
                <text:p><text:span text:style-name="T12">valgrind –tool=memcheck ./a.out</text:span></text:p>
              </text:list-item>
            </text:list>
          </draw:text-box>
        </draw:frame>
        <draw:frame draw:name="Title 1" presentation:style-name="pr4" draw:text-style-name="P11" draw:layer="layout" svg:width="23.706cm" svg:height="2.285cm" svg:x="0.847cm" svg:y="0.764cm" presentation:class="title" presentation:user-transformed="true">
          <draw:text-box>
            <text:p/>
          </draw:text-box>
        </draw:frame>
        <draw:frame draw:style-name="gr3" draw:text-style-name="P12" draw:layer="layout" svg:width="23.114cm" svg:height="5.315cm" svg:x="1.27cm" svg:y="8.651cm">
          <draw:text-box>
            <text:list text:style-name="L1">
              <text:list-header>
                <text:p><text:span text:style-name="T11">Detailed check:</text:span></text:p>
              </text:list-header>
              <text:list-item>
                <text:p><text:span text:style-name="T12">valgrind –tool=memcheck <text:s text:c="2"/></text:span><text:span text:style-name="T12"><text:line-break/></text:span><text:span text:style-name="T13">-v --leak-check=full –show-leak-kinds=all </text:span><text:span text:style-name="T12">./a.out</text:span></text:p>
              </text:list-item>
            </text:list>
          </draw:text-box>
        </draw:frame>
        <draw:frame draw:style-name="gr2" draw:text-style-name="P12" draw:layer="layout" svg:width="23.114cm" svg:height="4.049cm" svg:x="1.27cm" svg:y="14.732cm">
          <draw:text-box>
            <text:list text:style-name="L1">
              <text:list-header>
                <text:p><text:span text:style-name="T11">Only the bottom line:</text:span></text:p>
              </text:list-header>
              <text:list-item>
                <text:p><text:span text:style-name="T12">valgrind –tool=memcheck ./a.out </text:span><text:span text:style-name="T12"><text:line-break/></text:span><text:span text:style-name="T12"> <text:s text:c="5"/></text:span><text:span text:style-name="T13">2&gt;&amp;1 | grep "lost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1" draw:layer="layout" svg:width="23.706cm" svg:height="2.285cm" svg:x="0.847cm" svg:y="0.763cm" presentation:class="title" presentation:user-transformed="true">
          <draw:text-box>
            <text:p text:style-name="P6"><text:span text:style-name="T10">Unit testing</text:span></text:p>
          </draw:text-box>
        </draw:frame>
        <draw:frame draw:style-name="gr4" draw:text-style-name="P12" draw:layer="layout" svg:width="23.114cm" svg:height="4.318cm" svg:x="1.27cm" svg:y="3.81cm">
          <draw:text-box>
            <text:list text:style-name="L1">
              <text:list-item>
                <text:p><text:span text:style-name="T12">Many frameworks.</text:span></text:p>
              </text:list-item>
              <text:list-item>
                <text:p><text:span text:style-name="T12">You saw </text:span><text:span text:style-name="T13">GTest</text:span><text:span text:style-name="T12">.</text:span></text:p>
              </text:list-item>
              <text:list-item>
                <text:p><text:span text:style-name="T12">Other options: </text:span><text:span text:style-name="T13">doctest</text:span><text:span text:style-name="T14"> (folder 8)</text:span><text:span text:style-name="T12">, </text:span><text:span text:style-name="T13">catch2</text:span><text:span text:style-name="T12">.</text:span></text:p>
              </text:list-item>
            </text:list>
          </draw:text-box>
        </draw:frame>
        <draw:frame draw:name="Title 1" presentation:style-name="pr4" draw:text-style-name="P11" draw:layer="layout" svg:width="23.706cm" svg:height="2.285cm" svg:x="0.847cm" svg:y="0.764cm" presentation:class="title" presentation:user-transformed="true">
          <draw:text-box>
            <text:p text:style-name="P6"><text:span text:style-name="T10">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3">13/6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3">13/6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53</meta:editing-cycles>
    <meta:print-date>1999-11-04T13:06:28</meta:print-date>
    <meta:creation-date>1999-10-10T10:49:40</meta:creation-date>
    <dc:date>2018-06-13T15:10:51.715106738</dc:date>
    <meta:editing-duration>P27DT8H37M39S</meta:editing-duration>
    <meta:generator>LibreOffice/5.1.6.2$Linux_X86_64 LibreOffice_project/10m0$Build-2</meta:generator>
    <meta:document-statistic meta:object-count="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